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45cm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stroke="none" svg:stroke-color="#000000" draw:fill="none" draw:fill-color="#ffffff" fo:min-height="1.9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aecf00" draw:textarea-horizontal-align="justify" draw:textarea-vertical-align="middle" draw:auto-grow-height="fals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6.5cm" svg:height="5.7cm" svg:x="22cm" svg:y="4cm">
          <draw:text-box>
            <text:p><text:span text:style-name="T1">Static:</text:span></text:p>
            <text:list text:style-name="L1">
              <text:list-item>
                <text:p>Scorelist SP FFA</text:p>
              </text:list-item>
              <text:list-item>
                <text:p>Scorelist MP FFA</text:p>
              </text:list-item>
              <text:list-item>
                <text:p>Regions</text:p>
              </text:list-item>
              <text:list-item>
                <text:p>Badges</text:p>
              </text:list-item>
              <text:list-item>
                <text:p>OSMObjects</text:p>
              </text:list-item>
              <text:list-item>
                <text:p>ScheduleMotW</text:p>
              </text:list-item>
            </text:list>
          </draw:text-box>
        </draw:frame>
        <draw:frame draw:style-name="gr2" draw:text-style-name="P1" draw:layer="layout" svg:width="8.5cm" svg:height="2.25cm" svg:x="1.3cm" svg:y="4cm">
          <draw:text-box>
            <text:p><text:span text:style-name="T1">Dynamic:</text:span></text:p>
          </draw:text-box>
        </draw:frame>
        <draw:frame draw:style-name="gr3" draw:text-style-name="P3" draw:layer="layout" svg:width="24.6cm" svg:height="2.15cm" svg:x="1.6cm" svg:y="1cm">
          <draw:text-box>
            <text:p text:style-name="P2"><text:span text:style-name="T2">Data-Model</text:span></text:p>
          </draw:text-box>
        </draw:frame>
        <draw:line draw:style-name="gr4" draw:text-style-name="P2" draw:layer="layout" svg:x1="9.5cm" svg:y1="7cm" svg:x2="4cm" svg:y2="10.2cm">
          <text:p/>
        </draw:line>
        <draw:line draw:style-name="gr4" draw:text-style-name="P2" draw:layer="layout" svg:x1="10.6cm" svg:y1="7cm" svg:x2="9.9cm" svg:y2="9.6cm">
          <text:p/>
        </draw:line>
        <draw:line draw:style-name="gr4" draw:text-style-name="P2" draw:layer="layout" svg:x1="12.4cm" svg:y1="7cm" svg:x2="16.5cm" svg:y2="9.1cm">
          <text:p/>
        </draw:line>
        <draw:line draw:style-name="gr4" draw:text-style-name="P2" draw:layer="layout" svg:x1="7.8cm" svg:y1="10.6cm" svg:x2="4.6cm" svg:y2="13.3cm">
          <text:p/>
        </draw:line>
        <draw:line draw:style-name="gr4" draw:text-style-name="P2" draw:layer="layout" svg:x1="9.5cm" svg:y1="10.6cm" svg:x2="8.6cm" svg:y2="13.6cm">
          <text:p/>
        </draw:line>
        <draw:line draw:style-name="gr4" draw:text-style-name="P2" draw:layer="layout" svg:x1="10cm" svg:y1="10.6cm" svg:x2="12.7cm" svg:y2="13.3cm">
          <text:p/>
        </draw:line>
        <draw:line draw:style-name="gr4" draw:text-style-name="P2" draw:layer="layout" svg:x1="12.9cm" svg:y1="14cm" svg:x2="13.2cm" svg:y2="15.8cm">
          <text:p/>
        </draw:line>
        <draw:line draw:style-name="gr4" draw:text-style-name="P2" draw:layer="layout" svg:x1="8.9cm" svg:y1="10.5cm" svg:x2="18.2cm" svg:y2="12.4cm">
          <text:p/>
        </draw:line>
        <draw:line draw:style-name="gr4" draw:text-style-name="P2" draw:layer="layout" svg:x1="17.6cm" svg:y1="13.9cm" svg:x2="16.6cm" svg:y2="18cm">
          <text:p/>
        </draw:line>
        <draw:line draw:style-name="gr4" draw:text-style-name="P2" draw:layer="layout" svg:x1="19.7cm" svg:y1="14cm" svg:x2="24.3cm" svg:y2="16cm">
          <text:p/>
        </draw:line>
        <draw:line draw:style-name="gr4" draw:text-style-name="P2" draw:layer="layout" svg:x1="18.4cm" svg:y1="14cm" svg:x2="22.4cm" svg:y2="17.8cm">
          <text:p/>
        </draw:line>
        <draw:custom-shape draw:style-name="gr5" draw:text-style-name="P2" draw:layer="layout" svg:width="5cm" svg:height="1.7cm" svg:x="23.5cm" svg:y="14.9cm">
          <text:p text:style-name="P2">HistorySocia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3cm" svg:height="2cm" svg:x="15.1cm" svg:y="17.2cm">
          <text:p text:style-name="P2">HistoryOs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2.1cm" svg:x="15.7cm" svg:y="12.2cm">
          <text:p text:style-name="P2">History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3cm" svg:height="1.9cm" svg:x="14.8cm" svg:y="8.9cm">
          <text:p text:style-name="P2">Score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7cm" svg:height="1.9cm" svg:x="8.2cm" svg:y="5.4cm">
          <text:p text:style-name="P2">Play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6cm" svg:height="2cm" svg:x="6.8cm" svg:y="12.5cm">
          <text:p text:style-name="P2">SP FFA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cm" svg:height="1.9cm" svg:x="11.1cm" svg:y="12.4cm">
          <text:p text:style-name="P2">MP FFA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8cm" svg:height="1.7cm" svg:x="2.5cm" svg:y="12.7cm">
          <text:p text:style-name="P2">SP MotW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2cm" svg:height="1.9cm" svg:x="11.6cm" svg:y="15.4cm">
          <text:p text:style-name="P2">Setting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2cm" svg:x="1.6cm" svg:y="9.3cm">
          <text:p text:style-name="P2">Tea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3cm" svg:height="2cm" svg:x="21.6cm" svg:y="17.4cm">
          <text:p text:style-name="P2">HistoryBadge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1cm" svg:height="1.8cm" svg:x="6.8cm" svg:y="9.2cm">
          <text:p text:style-name="P2">Ga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eeseman </meta:initial-creator>
    <meta:creation-date>2013-03-07T15:03:33</meta:creation-date>
    <dc:date>2013-03-07T15:30:20</dc:date>
    <dc:creator>cheeseman </dc:creator>
    <meta:editing-duration>PT4M43S</meta:editing-duration>
    <meta:editing-cycles>4</meta:editing-cycles>
    <meta:generator>LibreOffice/4.0.0.3$Linux_X86_64 LibreOffice_project/7545bee9c2a0782548772a21bc84a9dcc583b89</meta:generator>
    <meta:document-statistic meta:object-count="26"/>
  </office:meta>
</office:document-meta>
</file>